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WW8Num4"/>
    <style:style style:name="P2" style:family="paragraph" style:parent-style-name="Standard" style:list-style-name="WW8Num4">
      <style:paragraph-properties fo:margin-top="0cm" fo:margin-bottom="0cm" style:contextual-spacing="false"/>
    </style:style>
    <style:style style:name="P3" style:family="paragraph" style:parent-style-name="Normal_20__28_Web_29_">
      <style:text-properties fo:font-weight="bold" style:font-weight-asian="bold" style:font-weight-complex="bold"/>
    </style:style>
    <style:style style:name="P4" style:family="paragraph" style:parent-style-name="Normal_20__28_Web_29_">
      <style:text-properties fo:font-size="14pt" fo:font-weight="bold" style:font-size-asian="14pt" style:font-weight-asian="bold" style:font-weight-complex="bold"/>
    </style:style>
    <style:style style:name="P5" style:family="paragraph" style:parent-style-name="Normal_20__28_Web_29_" style:master-page-name="Standard">
      <style:paragraph-properties fo:margin-top="0cm" fo:margin-bottom="0.494cm" style:contextual-spacing="false" style:page-number="auto"/>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iving in a Toxic World” Spring School Poster Preparation Guidelines </text:span></text:p>
      <text:p text:style-name="Normal_20__28_Web_29_">In order to organize the poster session we’ve included some guidelines and advice to help you in the preparation of the poster. The poster session will take place on Thursday 14<text:span text:style-name="T2">th</text:span> and Friday 15<text:span text:style-name="T2">th</text:span> from 12:30 to 13:00pm. Each poster will be introduced by the authors in a 5 minutes presentation and will remain displayed throughout the Spring School. <text:s/></text:p>
      <text:p text:style-name="Normal_20__28_Web_29_">When you arrive to register on Thursday morning, please deposit your poster with the conference organisers at registration. We will then make sure that everything is in its place before 12:30.</text:p>
      <text:p text:style-name="Normal_20__28_Web_29_">We do very much hope that you will enjoy the experience and look forward to seeing you and your poster at the conference</text:p>
      <text:p text:style-name="Normal_20__28_Web_29_">In preparing your poster, please note the following points:</text:p>
      <text:list xml:id="list2397106347220081469" text:style-name="WW8Num4">
        <text:list-item>
          <text:p text:style-name="P2"><text:span text:style-name="T1">Posters should be A0 in size: approx 841 x 1189mm. </text:span>You are free to choose landscape or portrait orientation.</text:p>
        </text:list-item>
        <text:list-item>
          <text:p text:style-name="P2"><text:span text:style-name="T1">Title</text:span> should be in bold. Author’s affiliations and e-mail addresses should be included. </text:p>
        </text:list-item>
        <text:list-item>
          <text:p text:style-name="P2"><text:span text:style-name="T1">Text</text:span>: a poster should be easily readable from a distance of 1 – 2 metres, and 1.5 or 2 lines of spaces should be used between each line. It is advised that authors should also pay attention to the following points: </text:p>
        </text:list-item>
        <text:list-item>
          <text:p text:style-name="P2"><text:span text:style-name="T1">Headings</text:span> should be 25% larger than normal text. Bold or other colours may be used. </text:p>
        </text:list-item>
        <text:list-item>
          <text:p text:style-name="P2"><text:span text:style-name="T1">The amount of text</text:span> should be kept to a minimum, and each block of text should include no more than a few sentences.</text:p>
        </text:list-item>
        <text:list-item>
          <text:p text:style-name="P1"><text:span text:style-name="T1">Visual impact </text:span>is important and you are encouraged to include colour images and background.</text:p>
        </text:list-item>
      </text:list>
      <text:p text:style-name="P3"/>
      <text:p text:style-name="P3">Please note we are not able to print or arrange the printing of your poster for you. </text:p>
      <text:p text:style-name="P3"/>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Text_20_body" style:default-outline-level="2" style:class="text">
      <style:paragraph-properties fo:margin-top="0cm" fo:margin-bottom="0.212cm" style:contextual-spacing="false" style:line-height-at-least="0.582cm"/>
      <style:text-properties fo:color="#000000" style:font-name="Georgia" fo:font-family="Georgia" style:font-family-generic="roman" style:font-pitch="variable" fo:font-size="15pt" style:font-size-asian="15pt" style:font-name-complex="Georgia" style:font-family-complex="Georgia" style:font-family-generic-complex="roman" style:font-pitch-complex="variable" style:font-size-complex="15pt"/>
    </style:style>
    <style:style style:name="Heading_20_3" style:display-name="Heading 3" style:family="paragraph" style:parent-style-name="Standard" style:next-style-name="Text_20_body" style:default-outline-level="3" style:class="text">
      <style:paragraph-properties fo:margin-top="0cm" fo:margin-bottom="0.106cm" style:contextual-spacing="false"/>
      <style:text-properties fo:color="#000000" style:font-name="Georgia" fo:font-family="Georgia" style:font-family-generic="roman" style:font-pitch="variable" fo:font-size="10.5pt" fo:font-weight="bold" style:font-size-asian="10.5pt" style:font-weight-asian="bold" style:font-name-complex="Georgia" style:font-family-complex="Georgia" style:font-family-generic-complex="roman" style:font-pitch-complex="variable" style:font-size-complex="10.5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Text_20_body_20_indent" style:display-name="Text body indent" style:family="paragraph" style:parent-style-name="Standard" style:class="text">
      <style:paragraph-properties fo:margin-left="5.33cm" fo:margin-right="0cm" fo:text-indent="-5.33cm" style:auto-text-indent="false">
        <style:tab-stops>
          <style:tab-stop style:position="5.327cm"/>
          <style:tab-stop style:position="19.84cm"/>
        </style:tab-stops>
      </style:paragraph-properties>
      <style:text-properties style:font-size-complex="10pt"/>
    </style:style>
    <style:style style:name="Sangría_20_2_20_de_20_t._20_independiente" style:display-name="Sangría 2 de t. independiente" style:family="paragraph" style:parent-style-name="Standard">
      <style:paragraph-properties fo:margin-left="4.763cm" fo:margin-right="0cm" fo:text-indent="-4.763cm" style:auto-text-indent="false">
        <style:tab-stops>
          <style:tab-stop style:position="4.763cm"/>
          <style:tab-stop style:position="19.84cm"/>
        </style:tab-stops>
      </style:paragraph-properties>
      <style:text-properties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Wingdings" style:font-family-complex="Wingdings"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Wingdings" style:font-family-complex="Wingdings"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2575b4"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t is usual for the poster to be of A1 size (594 x 841 mm 23</dc:title>
    <meta:initial-creator>Shalpr</meta:initial-creator>
    <meta:creation-date>2015-02-17T13:18:00</meta:creation-date>
    <dc:creator>xguillem</dc:creator>
    <dc:date>2015-02-17T13:18:00</dc:date>
    <meta:print-date>2010-01-18T15:59:00</meta:print-date>
    <meta:editing-cycles>2</meta:editing-cycles>
    <meta:editing-duration>PT10M</meta:editing-duration>
    <meta:document-statistic meta:table-count="0" meta:image-count="0" meta:object-count="0" meta:page-count="1" meta:paragraph-count="12" meta:word-count="279" meta:character-count="1581" meta:non-whitespace-character-count="1312"/>
    <meta:generator>LibreOffice/4.2.6.3$MacOSX_x86 LibreOffice_project/3fd416d4c6db7d3204c17ce57a1d70f6e531ee21</meta:generator>
  </office:meta>
</office:document-meta>
</file>